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FreeSans1" svg:font-family="FreeSans" style:font-family-generic="swiss"/>
    <style:font-face style:name="Gentium Basic" svg:font-family="'Gentium Bas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2.99cm"/>
    </style:style>
    <style:style style:name="Table2.B" style:family="table-column">
      <style:table-column-properties style:column-width="6.006cm"/>
    </style:style>
    <style:style style:name="Table2.C" style:family="table-column">
      <style:table-column-properties style:column-width="8.017cm"/>
    </style:style>
    <style:style style:name="Table2.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000000"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2.C3"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0.05pt solid #000000" fo:border-top="none" fo:border-bottom="0.05pt solid #000000"/>
    </style:style>
    <style:style style:name="Table2.A8" style:family="table-cell">
      <style:table-cell-properties style:vertical-align="middle" fo:padding="0.097cm" fo:border-left="0.05pt solid #000000" fo:border-right="none" fo:border-top="none" fo:border-bottom="0.05pt solid #000000"/>
    </style:style>
    <style:style style:name="Table2.B8" style:family="table-cell">
      <style:table-cell-properties style:vertical-align="middle" fo:padding="0.097cm" fo:border-left="0.05pt solid #000000" fo:border-right="none" fo:border-top="none" fo:border-bottom="0.05pt solid #000000"/>
    </style:style>
    <style:style style:name="Table2.C8" style:family="table-cell">
      <style:table-cell-properties style:vertical-align="middle" fo:padding="0.097cm" fo:border-left="0.05pt solid #000000" fo:border-right="0.05pt solid #000000" fo:border-top="none" fo:border-bottom="0.05pt solid #000000"/>
    </style:style>
    <style:style style:name="Table2.A10" style:family="table-cell">
      <style:table-cell-properties style:vertical-align="middle" fo:padding="0.097cm" fo:border-left="0.05pt solid #000000" fo:border-right="none" fo:border-top="none" fo:border-bottom="0.05pt solid #000000"/>
    </style:style>
    <style:style style:name="Table2.B10" style:family="table-cell">
      <style:table-cell-properties style:vertical-align="middle" fo:padding="0.097cm" fo:border-left="0.05pt solid #000000" fo:border-right="none" fo:border-top="none" fo:border-bottom="0.05pt solid #000000"/>
    </style:style>
    <style:style style:name="Table2.C10"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7.408cm"/>
    </style:style>
    <style:style style:name="Table3.B" style:family="table-column">
      <style:table-column-properties style:column-width="3.925cm"/>
    </style:style>
    <style:style style:name="Table3.C" style:family="table-column">
      <style:table-column-properties style:column-width="5.68cm"/>
    </style:style>
    <style:style style:name="Table3.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3.C1" style:family="table-cell">
      <style:table-cell-properties style:vertical-align="middle" fo:background-color="#000000"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3.C3"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P1" style:family="paragraph" style:parent-style-name="Standard">
      <style:text-properties style:font-name="Gentium Basic" fo:font-size="14pt" officeooo:paragraph-rsid="0019267f" style:font-size-asian="14pt" style:font-size-complex="14pt"/>
    </style:style>
    <style:style style:name="P2" style:family="paragraph" style:parent-style-name="Standard">
      <style:paragraph-properties fo:text-align="start" style:justify-single-word="false"/>
      <style:text-properties style:font-name="Gentium Basic" fo:font-size="14pt" officeooo:paragraph-rsid="001eb3bb" style:font-size-asian="14pt" style:font-size-complex="14pt"/>
    </style:style>
    <style:style style:name="P3" style:family="paragraph" style:parent-style-name="Standard">
      <style:paragraph-properties fo:margin-top="0cm" fo:margin-bottom="0.282cm" style:contextual-spacing="false" fo:line-height="105%" fo:background-color="#ffffff">
        <style:background-image/>
      </style:paragraph-properties>
      <style:text-properties style:font-name="Gentium Basic" officeooo:paragraph-rsid="001531fc"/>
    </style:style>
    <style:style style:name="P4" style:family="paragraph" style:parent-style-name="Standard">
      <style:paragraph-properties fo:margin-top="0cm" fo:margin-bottom="0.282cm" style:contextual-spacing="false" fo:line-height="105%" fo:background-color="#ffffff">
        <style:background-image/>
      </style:paragraph-properties>
      <style:text-properties style:font-name="Gentium Basic" fo:font-size="14pt" officeooo:paragraph-rsid="001531fc" style:font-size-asian="14pt" style:font-size-complex="14pt"/>
    </style:style>
    <style:style style:name="P5" style:family="paragraph" style:parent-style-name="Standard">
      <style:paragraph-properties fo:margin-left="0.566cm" fo:margin-right="0cm" fo:margin-top="0cm" fo:margin-bottom="0.961cm" style:contextual-spacing="false" fo:line-height="105%" fo:text-indent="-0.018cm" style:auto-text-indent="false" fo:background-color="#ffffff">
        <style:background-image/>
      </style:paragraph-properties>
      <style:text-properties style:font-name="Gentium Basic" fo:font-size="25pt" officeooo:rsid="001621c6" officeooo:paragraph-rsid="001949e6" style:font-size-asian="25pt"/>
    </style:style>
    <style:style style:name="P6" style:family="paragraph" style:parent-style-name="Standard">
      <style:paragraph-properties fo:margin-left="0.566cm" fo:margin-right="0cm" fo:margin-top="0cm" fo:margin-bottom="0.961cm" style:contextual-spacing="false" fo:line-height="105%" fo:text-indent="-0.018cm" style:auto-text-indent="false" fo:background-color="#ffffff">
        <style:background-image/>
      </style:paragraph-properties>
      <style:text-properties style:font-name="Gentium Basic" fo:font-size="14pt" fo:font-weight="normal" officeooo:rsid="0019267f" officeooo:paragraph-rsid="0019267f" style:font-size-asian="14pt" style:font-weight-asian="normal" style:font-size-complex="14pt" style:font-weight-complex="normal"/>
    </style:style>
    <style:style style:name="P7" style:family="paragraph" style:parent-style-name="Standard">
      <style:paragraph-properties fo:margin-left="0.566cm" fo:margin-right="0cm" fo:margin-top="0cm" fo:margin-bottom="0.961cm" style:contextual-spacing="false" fo:line-height="105%" fo:text-indent="-0.018cm" style:auto-text-indent="false" fo:background-color="#ffffff">
        <style:background-image/>
      </style:paragraph-properties>
      <style:text-properties style:font-name="Gentium Basic" fo:font-size="14pt" fo:font-weight="normal" officeooo:rsid="0019267f" officeooo:paragraph-rsid="001949e6" style:font-size-asian="14pt" style:font-weight-asian="normal" style:font-size-complex="14pt" style:font-weight-complex="normal"/>
    </style:style>
    <style:style style:name="P8" style:family="paragraph" style:parent-style-name="Standard">
      <style:paragraph-properties fo:margin-left="0.566cm" fo:margin-right="0cm" fo:margin-top="0cm" fo:margin-bottom="0.961cm" style:contextual-spacing="false" fo:line-height="105%" fo:text-indent="-0.018cm" style:auto-text-indent="false" fo:background-color="#ffffff">
        <style:background-image/>
      </style:paragraph-properties>
      <style:text-properties style:font-name="Gentium Basic" fo:font-size="14pt" fo:font-weight="normal" officeooo:rsid="001a4d0a" officeooo:paragraph-rsid="001a4d0a" style:font-size-asian="12.25pt" style:font-weight-asian="normal" style:font-size-complex="14pt" style:font-weight-complex="normal"/>
    </style:style>
    <style:style style:name="P9" style:family="paragraph" style:parent-style-name="Standard">
      <style:paragraph-properties fo:margin-left="0.566cm" fo:margin-right="0cm" fo:margin-top="0cm" fo:margin-bottom="0.961cm" style:contextual-spacing="false" fo:line-height="105%" fo:text-indent="-0.018cm" style:auto-text-indent="false" fo:break-before="page" fo:background-color="#ffffff">
        <style:background-image/>
      </style:paragraph-properties>
      <style:text-properties style:font-name="Gentium Basic" fo:font-size="25pt" fo:font-weight="bold" officeooo:rsid="001621c6" officeooo:paragraph-rsid="0019267f" style:font-size-asian="25pt" style:font-weight-asian="bold" style:font-size-complex="25pt" style:font-weight-complex="bold"/>
    </style:style>
    <style:style style:name="P10" style:family="paragraph" style:parent-style-name="Standard">
      <style:paragraph-properties fo:margin-left="0.566cm" fo:margin-right="0cm" fo:margin-top="0cm" fo:margin-bottom="0.961cm" style:contextual-spacing="false" fo:line-height="105%" fo:text-indent="-0.018cm" style:auto-text-indent="false" fo:break-before="page" fo:background-color="#ffffff">
        <style:background-image/>
      </style:paragraph-properties>
      <style:text-properties style:font-name="Gentium Basic" fo:font-size="25pt" fo:font-weight="bold" officeooo:rsid="001621c6" officeooo:paragraph-rsid="001621c6" style:font-size-asian="25pt" style:font-weight-asian="bold" style:font-size-complex="25pt" style:font-weight-complex="bold"/>
    </style:style>
    <style:style style:name="P11" style:family="paragraph" style:parent-style-name="Standard">
      <style:paragraph-properties fo:margin-left="0.566cm" fo:margin-right="0cm" fo:margin-top="0cm" fo:margin-bottom="0.961cm" style:contextual-spacing="false" fo:line-height="105%" fo:text-indent="-0.018cm" style:auto-text-indent="false" fo:break-before="page" fo:background-color="#ffffff">
        <style:background-image/>
      </style:paragraph-properties>
      <style:text-properties style:font-name="Gentium Basic" fo:font-size="25pt" fo:font-weight="bold" officeooo:rsid="001621c6" officeooo:paragraph-rsid="001949e6" style:font-size-asian="25pt" style:font-weight-asian="bold" style:font-size-complex="25pt" style:font-weight-complex="bold"/>
    </style:style>
    <style:style style:name="P12" style:family="paragraph" style:parent-style-name="Standard">
      <style:paragraph-properties fo:margin-top="0cm" fo:margin-bottom="0.101cm" style:contextual-spacing="false" fo:line-height="105%" fo:background-color="#ffffff">
        <style:background-image/>
      </style:paragraph-properties>
      <style:text-properties style:font-name="Gentium Basic" fo:font-size="14pt" officeooo:rsid="001621c6" officeooo:paragraph-rsid="001949e6" style:font-size-asian="14pt" style:font-size-complex="14pt"/>
    </style:style>
    <style:style style:name="P13" style:family="paragraph" style:parent-style-name="Standard">
      <style:paragraph-properties fo:margin-top="0cm" fo:margin-bottom="0.101cm" style:contextual-spacing="false" fo:line-height="105%" fo:background-color="#ffffff">
        <style:background-image/>
      </style:paragraph-properties>
      <style:text-properties style:font-name="Gentium Basic" fo:font-size="14pt" officeooo:rsid="001ce972" officeooo:paragraph-rsid="001ce972" style:font-size-asian="14pt" style:font-size-complex="14pt"/>
    </style:style>
    <style:style style:name="P14" style:family="paragraph" style:parent-style-name="Standard">
      <style:paragraph-properties fo:margin-top="0cm" fo:margin-bottom="0.101cm" style:contextual-spacing="false" fo:line-height="105%" fo:background-color="#ffffff">
        <style:background-image/>
      </style:paragraph-properties>
      <style:text-properties style:font-name="Gentium Basic" fo:font-size="14pt" fo:font-weight="normal" officeooo:rsid="0019267f" officeooo:paragraph-rsid="0019267f" style:font-size-asian="14pt" style:font-weight-asian="normal" style:font-size-complex="14pt" style:font-weight-complex="normal"/>
    </style:style>
    <style:style style:name="P15" style:family="paragraph" style:parent-style-name="Standard">
      <style:paragraph-properties fo:margin-top="0cm" fo:margin-bottom="0.101cm" style:contextual-spacing="false" fo:line-height="105%" fo:background-color="#ffffff">
        <style:background-image/>
      </style:paragraph-properties>
      <style:text-properties style:font-name="Gentium Basic" fo:font-size="14pt" fo:font-weight="normal" officeooo:rsid="0019267f" officeooo:paragraph-rsid="001949e6" style:font-size-asian="14pt" style:font-weight-asian="normal" style:font-size-complex="14pt" style:font-weight-complex="normal"/>
    </style:style>
    <style:style style:name="P16" style:family="paragraph" style:parent-style-name="Standard">
      <style:paragraph-properties fo:margin-top="0cm" fo:margin-bottom="0.101cm" style:contextual-spacing="false" fo:line-height="105%" fo:background-color="#ffffff">
        <style:background-image/>
      </style:paragraph-properties>
      <style:text-properties style:font-name="Gentium Basic" fo:font-size="14pt" fo:font-weight="normal" officeooo:rsid="001a4d0a" officeooo:paragraph-rsid="001a4d0a" style:font-size-asian="14pt" style:font-weight-asian="normal" style:font-size-complex="14pt" style:font-weight-complex="normal"/>
    </style:style>
    <style:style style:name="P17" style:family="paragraph" style:parent-style-name="Standard">
      <style:paragraph-properties fo:margin-top="0cm" fo:margin-bottom="0.101cm" style:contextual-spacing="false" fo:line-height="105%" fo:background-color="#ffffff">
        <style:background-image/>
      </style:paragraph-properties>
      <style:text-properties style:font-name="Gentium Basic" fo:font-size="14pt" fo:font-weight="normal" officeooo:rsid="001b87aa" officeooo:paragraph-rsid="001b87aa" style:font-size-asian="14pt" style:font-weight-asian="normal" style:font-size-complex="14pt" style:font-weight-complex="normal"/>
    </style:style>
    <style:style style:name="P18" style:family="paragraph" style:parent-style-name="Standard">
      <style:paragraph-properties fo:margin-top="0cm" fo:margin-bottom="0.961cm" style:contextual-spacing="false" fo:line-height="105%" fo:background-color="#ffffff">
        <style:background-image/>
      </style:paragraph-properties>
      <style:text-properties style:font-name="Gentium Basic" fo:font-size="14pt" fo:font-weight="normal" officeooo:rsid="0019267f" officeooo:paragraph-rsid="0019267f" style:font-size-asian="14pt" style:font-weight-asian="normal" style:font-size-complex="14pt" style:font-weight-complex="normal"/>
    </style:style>
    <style:style style:name="P19" style:family="paragraph" style:parent-style-name="List_20_Paragraph">
      <style:paragraph-properties fo:margin-left="0cm" fo:margin-right="0cm" fo:margin-top="0cm" fo:margin-bottom="0.101cm" style:contextual-spacing="false" fo:text-indent="0cm" style:auto-text-indent="false" fo:background-color="#ffffff">
        <style:background-image/>
      </style:paragraph-properties>
      <style:text-properties style:font-name="Gentium Basic" fo:font-size="14pt" fo:font-weight="normal" officeooo:paragraph-rsid="0019267f" style:font-size-asian="14pt" style:font-weight-asian="normal" style:font-size-complex="14pt" style:font-weight-complex="normal"/>
    </style:style>
    <style:style style:name="P20" style:family="paragraph" style:parent-style-name="List_20_Paragraph">
      <style:paragraph-properties fo:margin-left="0cm" fo:margin-right="0cm" fo:margin-top="0cm" fo:margin-bottom="0.101cm" style:contextual-spacing="false" fo:line-height="105%" fo:text-indent="0cm" style:auto-text-indent="false" fo:background-color="#ffffff">
        <style:background-image/>
      </style:paragraph-properties>
      <style:text-properties style:font-name="Gentium Basic" fo:font-size="14pt" fo:font-weight="normal" officeooo:rsid="001621c6" officeooo:paragraph-rsid="0019267f" style:font-size-asian="14pt" style:font-weight-asian="normal" style:font-size-complex="14pt" style:font-weight-complex="normal"/>
    </style:style>
    <style:style style:name="P21" style:family="paragraph" style:parent-style-name="List_20_Paragraph">
      <style:paragraph-properties fo:margin-left="0cm" fo:margin-right="0cm" fo:margin-top="0cm" fo:margin-bottom="0.101cm" style:contextual-spacing="false" fo:line-height="105%" fo:text-indent="0cm" style:auto-text-indent="false" fo:background-color="#ffffff">
        <style:background-image/>
      </style:paragraph-properties>
      <style:text-properties style:font-name="Gentium Basic" fo:font-size="14pt" fo:font-weight="normal" officeooo:rsid="0019267f" officeooo:paragraph-rsid="0019267f" style:font-size-asian="14pt" style:font-weight-asian="normal" style:font-size-complex="14pt" style:font-weight-complex="normal"/>
    </style:style>
    <style:style style:name="P22" style:family="paragraph" style:parent-style-name="Standard">
      <style:paragraph-properties fo:margin-left="0.499cm" fo:margin-right="0cm" fo:margin-top="0cm" fo:margin-bottom="0.961cm" style:contextual-spacing="false" fo:line-height="105%" fo:text-indent="0cm" style:auto-text-indent="false" fo:background-color="#ffffff">
        <style:background-image/>
      </style:paragraph-properties>
      <style:text-properties style:font-name="Gentium Basic" fo:font-size="14pt" fo:font-weight="normal" officeooo:rsid="001621c6" officeooo:paragraph-rsid="0019267f" style:font-size-asian="14pt" style:font-weight-asian="normal" style:font-size-complex="14pt" style:font-weight-complex="normal"/>
    </style:style>
    <style:style style:name="P23" style:family="paragraph" style:parent-style-name="Standard">
      <style:paragraph-properties fo:margin-left="0.499cm" fo:margin-right="0cm" fo:text-indent="0cm" style:auto-text-indent="false"/>
      <style:text-properties style:font-name="Gentium Basic" fo:font-size="14pt" fo:font-weight="normal" officeooo:paragraph-rsid="0019267f" style:font-size-asian="14pt" style:font-weight-asian="normal" style:font-size-complex="14pt" style:font-weight-complex="normal"/>
    </style:style>
    <style:style style:name="P24" style:family="paragraph" style:parent-style-name="Standard">
      <style:paragraph-properties fo:margin-left="0.499cm" fo:margin-right="0cm" fo:text-indent="0cm" style:auto-text-indent="false"/>
      <style:text-properties style:font-name="Gentium Basic" fo:font-size="14pt" officeooo:paragraph-rsid="0019267f" style:font-size-asian="14pt" style:font-size-complex="14pt"/>
    </style:style>
    <style:style style:name="P25" style:family="paragraph" style:parent-style-name="Standard">
      <style:paragraph-properties fo:margin-left="0.6cm" fo:margin-right="0cm" fo:text-indent="0cm" style:auto-text-indent="false"/>
      <style:text-properties style:font-name="Gentium Basic" fo:font-size="14pt" officeooo:paragraph-rsid="0019267f" style:font-size-asian="14pt" style:font-size-complex="14pt"/>
    </style:style>
    <style:style style:name="P26" style:family="paragraph" style:parent-style-name="Standard">
      <style:paragraph-properties fo:margin-left="0.6cm" fo:margin-right="0cm" fo:margin-top="0cm" fo:margin-bottom="0.961cm" style:contextual-spacing="false" fo:line-height="105%" fo:text-indent="0cm" style:auto-text-indent="false" fo:background-color="#ffffff">
        <style:background-image/>
      </style:paragraph-properties>
      <style:text-properties style:font-name="Gentium Basic" fo:font-size="12pt" fo:font-weight="normal" officeooo:rsid="001621c6" officeooo:paragraph-rsid="0019267f" style:font-size-asian="10.5pt" style:font-weight-asian="normal" style:font-size-complex="12pt" style:font-weight-complex="normal"/>
    </style:style>
    <style:style style:name="P27" style:family="paragraph" style:parent-style-name="Text_20_body">
      <style:text-properties style:font-name="Gentium Basic" fo:font-size="14pt" officeooo:rsid="000d4907" officeooo:paragraph-rsid="0020b7b0" style:font-size-asian="14pt" style:font-size-complex="14pt"/>
    </style:style>
    <style:style style:name="P28" style:family="paragraph" style:parent-style-name="Text_20_body">
      <style:paragraph-properties fo:break-before="page"/>
      <style:text-properties style:font-name="Gentium Basic" fo:font-size="14pt" officeooo:rsid="000d4907" officeooo:paragraph-rsid="0020b7b0" style:font-size-asian="14pt" style:font-size-complex="14pt"/>
    </style:style>
    <style:style style:name="P29" style:family="paragraph" style:parent-style-name="Table_20_Contents">
      <style:paragraph-properties fo:text-align="center" style:justify-single-word="false"/>
      <style:text-properties style:font-name="Gentium Basic" fo:font-size="14pt" officeooo:rsid="000d4907" officeooo:paragraph-rsid="0020b7b0" style:font-size-asian="14pt" style:font-size-complex="14pt"/>
    </style:style>
    <style:style style:name="P30" style:family="paragraph" style:parent-style-name="Table_20_Contents">
      <style:paragraph-properties fo:text-align="center" style:justify-single-word="false"/>
      <style:text-properties style:font-name="Gentium Basic" fo:font-size="14pt" officeooo:rsid="000f4021" officeooo:paragraph-rsid="0020b7b0" style:font-size-asian="14pt" style:font-size-complex="14pt"/>
    </style:style>
    <style:style style:name="P31" style:family="paragraph" style:parent-style-name="Table_20_Contents">
      <style:paragraph-properties fo:text-align="center" style:justify-single-word="false"/>
      <style:text-properties style:font-name="Gentium Basic" fo:font-size="12pt" officeooo:rsid="000d4907" officeooo:paragraph-rsid="0020b7b0" style:font-size-asian="12pt" style:font-size-complex="12pt"/>
    </style:style>
    <style:style style:name="P32" style:family="paragraph" style:parent-style-name="Table_20_Contents">
      <style:paragraph-properties fo:text-align="center" style:justify-single-word="false"/>
      <style:text-properties style:font-name="Gentium Basic" fo:font-size="12pt" officeooo:rsid="000f4021" officeooo:paragraph-rsid="0020b7b0" style:font-size-asian="12pt" style:font-size-complex="12pt"/>
    </style:style>
    <style:style style:name="P33" style:family="paragraph" style:parent-style-name="Table_20_Contents">
      <style:paragraph-properties fo:text-align="center" style:justify-single-word="false"/>
      <style:text-properties style:font-name="Gentium Basic" fo:font-size="12pt" officeooo:rsid="0011017e" officeooo:paragraph-rsid="0020b7b0" style:font-size-asian="12pt" style:font-size-complex="12pt"/>
    </style:style>
    <style:style style:name="P34" style:family="paragraph" style:parent-style-name="Table_20_Contents">
      <style:paragraph-properties fo:text-align="center" style:justify-single-word="false"/>
      <style:text-properties style:use-window-font-color="true" style:font-name="Gentium Basic" fo:font-size="14pt" officeooo:rsid="000d4907" officeooo:paragraph-rsid="0020b7b0" style:font-size-asian="14pt" style:font-size-complex="14pt"/>
    </style:style>
    <style:style style:name="P35" style:family="paragraph" style:parent-style-name="Table_20_Contents">
      <style:paragraph-properties fo:text-align="center" style:justify-single-word="false"/>
      <style:text-properties style:use-window-font-color="true" style:font-name="Gentium Basic" fo:font-size="12pt" officeooo:rsid="000d4907" officeooo:paragraph-rsid="0020b7b0" style:font-size-asian="12pt" style:font-size-complex="12pt"/>
    </style:style>
    <style:style style:name="P36" style:family="paragraph" style:parent-style-name="Standard" style:list-style-name="WWNum3">
      <style:text-properties style:font-name="Gentium Basic" fo:font-size="14pt" officeooo:paragraph-rsid="0019267f" style:font-size-asian="14pt" style:font-size-complex="14pt"/>
    </style:style>
    <style:style style:name="P37" style:family="paragraph" style:parent-style-name="Standard" style:list-style-name="WWNum4">
      <style:text-properties style:font-name="Gentium Basic" fo:font-size="14pt" officeooo:paragraph-rsid="0019267f" style:font-size-asian="14pt" style:font-size-complex="14pt"/>
    </style:style>
    <style:style style:name="P38" style:family="paragraph" style:parent-style-name="Standard">
      <style:paragraph-properties fo:text-align="center" style:justify-single-word="false"/>
      <style:text-properties style:font-name="Gentium Basic" fo:font-size="14pt" officeooo:rsid="0020fd3a" officeooo:paragraph-rsid="0020b7b0" style:font-size-asian="12.25pt" style:font-size-complex="14pt"/>
    </style:style>
    <style:style style:name="P39" style:family="paragraph" style:parent-style-name="Standard">
      <style:paragraph-properties fo:text-align="center" style:justify-single-word="false"/>
      <style:text-properties style:font-name="Gentium Basic" fo:font-size="14pt" officeooo:paragraph-rsid="0020b7b0" style:font-size-asian="12.25pt" style:font-size-complex="14pt"/>
    </style:style>
    <style:style style:name="P40" style:family="paragraph" style:parent-style-name="Standard">
      <style:paragraph-properties fo:text-align="center" style:justify-single-word="false"/>
      <style:text-properties style:font-name="Gentium Basic" fo:font-size="14pt" officeooo:rsid="001eb7ad" officeooo:paragraph-rsid="0020b7b0" style:font-size-asian="12.25pt" style:font-size-complex="14pt"/>
    </style:style>
    <style:style style:name="P41" style:family="paragraph" style:parent-style-name="Standard">
      <style:paragraph-properties fo:text-align="center" style:justify-single-word="false"/>
      <style:text-properties style:font-name="Gentium Basic" fo:font-size="14pt" officeooo:rsid="000d4907" officeooo:paragraph-rsid="0020b7b0" style:font-size-asian="12.25pt" style:font-size-complex="14pt"/>
    </style:style>
    <style:style style:name="P42" style:family="paragraph" style:parent-style-name="Standard">
      <style:paragraph-properties fo:text-align="center" style:justify-single-word="false"/>
      <style:text-properties style:font-name="Gentium Basic" fo:font-size="36pt" fo:text-shadow="1pt 1pt" officeooo:rsid="001eb7ad" officeooo:paragraph-rsid="0020b7b0" style:font-size-asian="36pt" style:font-size-complex="36pt"/>
    </style:style>
    <style:style style:name="P43" style:family="paragraph" style:parent-style-name="Standard">
      <style:paragraph-properties fo:text-align="center" style:justify-single-word="false"/>
      <style:text-properties style:font-name="Gentium Basic" fo:font-size="20pt" officeooo:rsid="001eb7ad" officeooo:paragraph-rsid="0020b7b0" style:font-size-asian="17.5pt" style:font-size-complex="20pt"/>
    </style:style>
    <style:style style:name="P44" style:family="paragraph" style:parent-style-name="Standard">
      <style:paragraph-properties fo:text-align="center" style:justify-single-word="false"/>
      <style:text-properties style:font-name="Gentium Basic" fo:font-size="18pt" officeooo:rsid="001eb7ad" officeooo:paragraph-rsid="0020b7b0" style:font-size-asian="18pt" style:font-size-complex="18pt"/>
    </style:style>
    <style:style style:name="P45" style:family="paragraph" style:parent-style-name="Standard">
      <style:paragraph-properties fo:text-align="center" style:justify-single-word="false"/>
      <style:text-properties style:text-position="0% 100%" style:font-name="Gentium Basic" fo:font-size="18pt" fo:text-shadow="1pt 1pt" officeooo:rsid="001eb7ad" officeooo:paragraph-rsid="0020b7b0" style:font-size-asian="18pt" style:font-size-complex="18pt"/>
    </style:style>
    <style:style style:name="P46" style:family="paragraph" style:parent-style-name="Standard">
      <style:paragraph-properties fo:text-align="center" style:justify-single-word="false"/>
      <style:text-properties style:text-line-through-style="none" style:text-line-through-type="none" style:font-name="Gentium Basic" fo:font-size="24pt" fo:font-style="normal" fo:text-shadow="1pt 1pt" style:text-underline-style="none" fo:font-weight="normal" officeooo:rsid="001eb7ad" officeooo:paragraph-rsid="0020b7b0" style:font-size-asian="24pt" style:font-style-asian="normal" style:font-weight-asian="normal" style:font-size-complex="24pt" style:font-style-complex="normal" style:font-weight-complex="normal"/>
    </style:style>
    <style:style style:name="P47" style:family="paragraph" style:parent-style-name="Standard">
      <style:paragraph-properties fo:text-align="center" style:justify-single-word="false"/>
      <style:text-properties style:text-line-through-style="none" style:text-line-through-type="none" style:font-name="Gentium Basic" fo:font-size="24pt" fo:font-style="normal" fo:text-shadow="1pt 1pt" style:text-underline-style="none" fo:font-weight="normal" officeooo:rsid="0020b7b0" officeooo:paragraph-rsid="0020b7b0" style:font-size-asian="24pt" style:font-style-asian="normal" style:font-weight-asian="normal" style:font-size-complex="24pt" style:font-style-complex="normal" style:font-weight-complex="normal"/>
    </style:style>
    <style:style style:name="P48" style:family="paragraph" style:parent-style-name="Standard" style:list-style-name="WWNum1">
      <style:paragraph-properties fo:margin-top="0cm" fo:margin-bottom="0.101cm" style:contextual-spacing="false" fo:background-color="#ffffff">
        <style:background-image/>
      </style:paragraph-properties>
      <style:text-properties style:font-name="Gentium Basic" fo:font-size="16pt" fo:font-weight="bold" officeooo:paragraph-rsid="001621c6" style:font-size-asian="16pt" style:font-weight-asian="bold" style:font-size-complex="16pt" style:font-weight-complex="bold"/>
    </style:style>
    <style:style style:name="P49" style:family="paragraph" style:parent-style-name="Standard" style:list-style-name="WWNum1">
      <style:paragraph-properties fo:margin-top="0cm" fo:margin-bottom="0.101cm" style:contextual-spacing="false" fo:background-color="#ffffff">
        <style:background-image/>
      </style:paragraph-properties>
      <style:text-properties style:font-name="Gentium Basic" fo:font-size="16pt" fo:font-weight="bold" officeooo:rsid="001621c6" officeooo:paragraph-rsid="001621c6" style:font-size-asian="16pt" style:font-weight-asian="bold" style:font-size-complex="16pt" style:font-weight-complex="bold"/>
    </style:style>
    <style:style style:name="P50" style:family="paragraph" style:parent-style-name="Standard" style:list-style-name="WWNum1">
      <style:paragraph-properties fo:margin-top="0cm" fo:margin-bottom="0.101cm" style:contextual-spacing="false" fo:background-color="#ffffff">
        <style:background-image/>
      </style:paragraph-properties>
      <style:text-properties style:font-name="Gentium Basic" fo:font-size="16pt" fo:font-weight="bold" officeooo:rsid="0020b7b0" officeooo:paragraph-rsid="0020b7b0" style:font-size-asian="16pt" style:font-weight-asian="bold" style:font-size-complex="16pt" style:font-weight-complex="bold"/>
    </style:style>
    <style:style style:name="P51" style:family="paragraph" style:parent-style-name="Standard" style:list-style-name="L3">
      <style:paragraph-properties fo:margin-top="0cm" fo:margin-bottom="0.101cm" style:contextual-spacing="false" fo:background-color="#ffffff">
        <style:background-image/>
      </style:paragraph-properties>
      <style:text-properties style:font-name="Gentium Basic" fo:font-size="14pt" officeooo:paragraph-rsid="0019267f" style:font-size-asian="14pt" style:font-size-complex="14pt"/>
    </style:style>
    <style:style style:name="P52" style:family="paragraph" style:parent-style-name="Standard" style:list-style-name="L3">
      <style:paragraph-properties fo:margin-top="0cm" fo:margin-bottom="0.101cm" style:contextual-spacing="false" fo:background-color="#ffffff">
        <style:background-image/>
      </style:paragraph-properties>
      <style:text-properties style:font-name="Gentium Basic" fo:font-size="14pt" officeooo:rsid="001949e6" officeooo:paragraph-rsid="001949e6" style:font-size-asian="14pt" style:font-size-complex="14pt"/>
    </style:style>
    <style:style style:name="P53" style:family="paragraph" style:parent-style-name="Standard" style:list-style-name="L4">
      <style:paragraph-properties fo:margin-top="0cm" fo:margin-bottom="0.101cm" style:contextual-spacing="false" fo:background-color="#ffffff">
        <style:background-image/>
      </style:paragraph-properties>
      <style:text-properties style:font-name="Gentium Basic" fo:font-size="14pt" officeooo:paragraph-rsid="001949e6" style:font-size-asian="14pt" style:font-size-complex="14pt"/>
    </style:style>
    <style:style style:name="P54" style:family="paragraph" style:parent-style-name="Standard" style:list-style-name="L5">
      <style:paragraph-properties fo:margin-top="0cm" fo:margin-bottom="0.101cm" style:contextual-spacing="false" fo:background-color="#ffffff">
        <style:background-image/>
      </style:paragraph-properties>
      <style:text-properties style:font-name="Gentium Basic" fo:font-size="14pt" officeooo:paragraph-rsid="001949e6" style:font-size-asian="14pt" style:font-size-complex="14pt"/>
    </style:style>
    <style:style style:name="P55" style:family="paragraph" style:parent-style-name="Standard" style:list-style-name="L3">
      <style:paragraph-properties fo:margin-top="0cm" fo:margin-bottom="0.101cm" style:contextual-spacing="false" fo:line-height="105%" fo:background-color="#ffffff">
        <style:background-image/>
      </style:paragraph-properties>
      <style:text-properties style:font-name="Gentium Basic" fo:font-size="14pt" fo:font-weight="normal" officeooo:rsid="0019267f" officeooo:paragraph-rsid="0019267f" style:font-size-asian="14pt" style:font-weight-asian="normal" style:font-size-complex="14pt" style:font-weight-complex="normal"/>
    </style:style>
    <style:style style:name="P56" style:family="paragraph" style:parent-style-name="Standard" style:list-style-name="L4">
      <style:paragraph-properties fo:margin-top="0cm" fo:margin-bottom="0.101cm" style:contextual-spacing="false" fo:line-height="105%" fo:background-color="#ffffff">
        <style:background-image/>
      </style:paragraph-properties>
      <style:text-properties style:font-name="Gentium Basic" fo:font-size="14pt" fo:font-weight="normal" officeooo:rsid="0019267f" officeooo:paragraph-rsid="001949e6" style:font-size-asian="14pt" style:font-weight-asian="normal" style:font-size-complex="14pt" style:font-weight-complex="normal"/>
    </style:style>
    <style:style style:name="P57" style:family="paragraph" style:parent-style-name="Standard" style:list-style-name="L5">
      <style:paragraph-properties fo:margin-top="0cm" fo:margin-bottom="0.101cm" style:contextual-spacing="false" fo:line-height="105%" fo:background-color="#ffffff">
        <style:background-image/>
      </style:paragraph-properties>
      <style:text-properties style:font-name="Gentium Basic" fo:font-size="14pt" fo:font-weight="normal" officeooo:rsid="0019267f" officeooo:paragraph-rsid="001949e6" style:font-size-asian="14pt" style:font-weight-asian="normal" style:font-size-complex="14pt" style:font-weight-complex="normal"/>
    </style:style>
    <style:style style:name="P58" style:family="paragraph" style:parent-style-name="Standard" style:list-style-name="L1">
      <style:paragraph-properties fo:margin-top="0cm" fo:margin-bottom="0.961cm" style:contextual-spacing="false" fo:line-height="105%" fo:background-color="#ffffff">
        <style:background-image/>
      </style:paragraph-properties>
      <style:text-properties style:font-name="Gentium Basic" fo:font-size="14pt" fo:font-weight="bold" officeooo:rsid="0019267f" officeooo:paragraph-rsid="0019267f" style:font-size-asian="14pt" style:font-weight-asian="bold" style:font-size-complex="14pt" style:font-weight-complex="bold"/>
    </style:style>
    <style:style style:name="P59" style:family="paragraph" style:parent-style-name="Standard" style:list-style-name="L2" style:master-page-name="">
      <style:paragraph-properties fo:margin-left="1.799cm" fo:margin-right="0cm" fo:margin-top="0cm" fo:margin-bottom="0.961cm" style:contextual-spacing="false" fo:line-height="105%" fo:text-indent="-0.6cm" style:auto-text-indent="false" style:page-number="auto" fo:background-color="#ffffff">
        <style:background-image/>
      </style:paragraph-properties>
      <style:text-properties style:font-name="Gentium Basic" fo:font-size="14pt" fo:font-weight="bold" officeooo:rsid="0019267f" officeooo:paragraph-rsid="0019267f" style:font-size-asian="14pt" style:font-weight-asian="bold" style:font-size-complex="14pt" style:font-weight-complex="bold"/>
    </style:style>
    <style:style style:name="P60" style:family="paragraph" style:parent-style-name="Standard" style:list-style-name="L2">
      <style:paragraph-properties fo:margin-left="0cm" fo:margin-right="0cm" fo:margin-top="0cm" fo:margin-bottom="0.961cm" style:contextual-spacing="false" fo:line-height="105%" fo:text-indent="0cm" style:auto-text-indent="false" fo:background-color="#ffffff">
        <style:background-image/>
      </style:paragraph-properties>
      <style:text-properties style:font-name="Gentium Basic" fo:font-size="14pt" fo:font-weight="normal" officeooo:rsid="0019267f" officeooo:paragraph-rsid="0019267f" style:font-size-asian="14pt" style:font-weight-asian="normal" style:font-size-complex="14pt" style:font-weight-complex="normal"/>
    </style:style>
    <style:style style:name="P61" style:family="paragraph" style:parent-style-name="Standard">
      <style:paragraph-properties fo:margin-left="0cm" fo:margin-right="0cm" fo:margin-top="0cm" fo:margin-bottom="0.961cm" style:contextual-spacing="false" fo:text-indent="0cm" style:auto-text-indent="false" fo:background-color="#ffffff">
        <style:background-image/>
      </style:paragraph-properties>
      <style:text-properties style:font-name="Gentium Basic" fo:font-size="25pt" fo:font-weight="bold" officeooo:paragraph-rsid="0020b7b0" style:font-size-asian="25pt" style:font-weight-asian="bold"/>
    </style:style>
    <style:style style:name="P62" style:family="paragraph" style:parent-style-name="Standard">
      <style:paragraph-properties fo:margin-left="0cm" fo:margin-right="0cm" fo:margin-top="0cm" fo:margin-bottom="0.961cm" style:contextual-spacing="false" fo:line-height="105%" fo:text-indent="0cm" style:auto-text-indent="false" fo:break-before="page" fo:background-color="#ffffff">
        <style:background-image/>
      </style:paragraph-properties>
      <style:text-properties style:font-name="Gentium Basic" fo:font-size="25pt" fo:font-weight="bold" officeooo:rsid="001621c6" officeooo:paragraph-rsid="001621c6" style:font-size-asian="25pt" style:font-weight-asian="bold" style:font-size-complex="25pt" style:font-weight-complex="bold"/>
    </style:style>
    <style:style style:name="P63" style:family="paragraph" style:parent-style-name="Standard">
      <style:paragraph-properties fo:margin-left="0cm" fo:margin-right="0cm" fo:margin-top="0cm" fo:margin-bottom="0.961cm" style:contextual-spacing="false" fo:line-height="105%" fo:text-indent="0cm" style:auto-text-indent="false" fo:break-before="page" fo:background-color="#ffffff">
        <style:background-image/>
      </style:paragraph-properties>
      <style:text-properties style:font-name="Gentium Basic" fo:font-size="25pt" fo:font-weight="bold" officeooo:rsid="001621c6" officeooo:paragraph-rsid="001621c6" style:font-size-asian="25pt" style:font-weight-asian="bold"/>
    </style:style>
    <style:style style:name="P64" style:family="paragraph" style:parent-style-name="Standard">
      <style:paragraph-properties fo:margin-left="0.549cm" fo:margin-right="0cm" fo:margin-top="0cm" fo:margin-bottom="0.961cm" style:contextual-spacing="false" fo:line-height="105%" fo:text-indent="0cm" style:auto-text-indent="false" fo:break-before="page" fo:background-color="#ffffff">
        <style:background-image/>
      </style:paragraph-properties>
      <style:text-properties style:font-name="Gentium Basic" fo:font-size="25pt" fo:font-weight="bold" officeooo:rsid="001621c6" officeooo:paragraph-rsid="001621c6" style:font-size-asian="25pt" style:font-weight-asian="bold"/>
    </style:style>
    <style:style style:name="P65" style:family="paragraph" style:parent-style-name="Footer">
      <style:text-properties style:font-name="Gentium Basic" officeooo:rsid="0020b7b0" officeooo:paragraph-rsid="0020b7b0"/>
    </style:style>
    <style:style style:name="T1" style:family="text">
      <style:text-properties officeooo:rsid="001531fc"/>
    </style:style>
    <style:style style:name="T2" style:family="text">
      <style:text-properties officeooo:rsid="000abb6d"/>
    </style:style>
    <style:style style:name="T3" style:family="text">
      <style:text-properties officeooo:rsid="001949e6"/>
    </style:style>
    <style:style style:name="T4" style:family="text">
      <style:text-properties fo:font-weight="normal" style:font-weight-asian="normal" style:font-weight-complex="normal"/>
    </style:style>
    <style:style style:name="T5" style:family="text">
      <style:text-properties fo:font-weight="normal" officeooo:rsid="0019267f" style:font-weight-asian="normal" style:font-weight-complex="normal"/>
    </style:style>
    <style:style style:name="T6" style:family="text">
      <style:text-properties fo:font-size="14pt" fo:font-weight="normal" officeooo:rsid="0019267f" style:font-size-asian="14pt" style:font-weight-asian="normal" style:font-size-complex="14pt" style:font-weight-complex="normal"/>
    </style:style>
    <style:style style:name="T7" style:family="text">
      <style:text-properties fo:font-size="14pt" fo:font-weight="normal" officeooo:rsid="001ce972" style:font-size-asian="14pt" style:font-weight-asian="normal" style:font-size-complex="14pt" style:font-weight-complex="normal"/>
    </style:style>
    <style:style style:name="T8" style:family="text">
      <style:text-properties officeooo:rsid="001b87aa"/>
    </style:style>
    <style:style style:name="T9" style:family="text">
      <style:text-properties officeooo:rsid="001ce972"/>
    </style:style>
    <style:style style:name="T10" style:family="text">
      <style:text-properties officeooo:rsid="001eb3bb"/>
    </style:style>
    <style:style style:name="T11" style:family="text">
      <style:text-properties officeooo:rsid="0038c71d"/>
    </style:style>
    <style:style style:name="T12" style:family="text">
      <style:text-properties officeooo:rsid="000abb5a"/>
    </style:style>
    <style:style style:name="T13" style:family="text">
      <style:text-properties style:text-position="super 58%"/>
    </style:style>
    <style:style style:name="T14" style:family="text">
      <style:text-properties officeooo:rsid="0020b7b0"/>
    </style:style>
    <text:list-style style:name="L1">
      <text:list-level-style-bullet text:level="1" text:style-name="Bullet_20_Symbols" text:bullet-char="•">
        <style:list-level-properties text:list-level-position-and-space-mode="label-alignment">
          <style:list-level-label-alignment text:label-followed-by="listtab" text:list-tab-stop-position="1.819cm" fo:text-indent="-0.635cm" fo:margin-left="1.8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54cm" fo:text-indent="-0.635cm" fo:margin-left="2.4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89cm" fo:text-indent="-0.635cm" fo:margin-left="3.0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24cm" fo:text-indent="-0.635cm" fo:margin-left="3.7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59cm" fo:text-indent="-0.635cm" fo:margin-left="4.3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94cm" fo:text-indent="-0.635cm" fo:margin-left="4.9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29cm" fo:text-indent="-0.635cm" fo:margin-left="5.6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64cm" fo:text-indent="-0.635cm" fo:margin-left="6.2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99cm" fo:text-indent="-0.635cm" fo:margin-left="6.8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34cm" fo:text-indent="-0.635cm" fo:margin-left="7.53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087cm" fo:text-indent="-0.635cm" fo:margin-left="3.0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22cm" fo:text-indent="-0.635cm" fo:margin-left="3.7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357cm" fo:text-indent="-0.635cm" fo:margin-left="4.35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92cm" fo:text-indent="-0.635cm" fo:margin-left="4.99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27cm" fo:text-indent="-0.635cm" fo:margin-left="5.62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262cm" fo:text-indent="-0.635cm" fo:margin-left="6.26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97cm" fo:text-indent="-0.635cm" fo:margin-left="6.89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32cm" fo:text-indent="-0.635cm" fo:margin-left="7.53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67cm" fo:text-indent="-0.635cm" fo:margin-left="8.16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02cm" fo:text-indent="-0.635cm" fo:margin-left="8.80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819cm" fo:text-indent="-0.635cm" fo:margin-left="1.8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54cm" fo:text-indent="-0.635cm" fo:margin-left="2.4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89cm" fo:text-indent="-0.635cm" fo:margin-left="3.0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24cm" fo:text-indent="-0.635cm" fo:margin-left="3.7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59cm" fo:text-indent="-0.635cm" fo:margin-left="4.3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94cm" fo:text-indent="-0.635cm" fo:margin-left="4.9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29cm" fo:text-indent="-0.635cm" fo:margin-left="5.6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64cm" fo:text-indent="-0.635cm" fo:margin-left="6.2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99cm" fo:text-indent="-0.635cm" fo:margin-left="6.8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34cm" fo:text-indent="-0.635cm" fo:margin-left="7.53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39"/>
      <text:p text:style-name="P39"/>
      <text:p text:style-name="P39"/>
      <text:p text:style-name="P39"/>
      <text:p text:style-name="P39"/>
      <text:p text:style-name="P39"/>
      <text:p text:style-name="P39"/>
      <text:p text:style-name="P39"/>
      <text:p text:style-name="P39"/>
      <text:p text:style-name="P39"/>
      <text:p text:style-name="P39"/>
      <text:p text:style-name="P45">Indian Institute of Information Technology, Vadodara</text:p>
      <text:p text:style-name="P40"/>
      <text:p text:style-name="P42">College <text:span text:style-name="T11">HR Management and </text:span>Payroll System</text:p>
      <text:p text:style-name="P46"/>
      <text:p text:style-name="P47">Project Report</text:p>
      <text:p text:style-name="P43"/>
      <text:p text:style-name="P43"/>
      <text:p text:style-name="P44"><text:span text:style-name="T12">CS301 </text:span>Software Engineering Project – Autumn 2015</text:p>
      <text:p text:style-name="P40"/>
      <text:p text:style-name="P41">team #02 - ninEngineers</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8">team #02 – ninEngineers:</text:p>
      <table:table table:name="Table2" table:style-name="Table2">
        <table:table-column table:style-name="Table2.A"/>
        <table:table-column table:style-name="Table2.B"/>
        <table:table-column table:style-name="Table2.C"/>
        <table:table-row>
          <table:table-cell table:style-name="Table2.A1" office:value-type="string">
            <text:p text:style-name="P29">Sr. No</text:p>
          </table:table-cell>
          <table:table-cell table:style-name="Table2.A1" office:value-type="string">
            <text:p text:style-name="P34">Roll No.</text:p>
          </table:table-cell>
          <table:table-cell table:style-name="Table2.C1" office:value-type="string">
            <text:p text:style-name="P34">Name</text:p>
          </table:table-cell>
        </table:table-row>
        <table:table-row>
          <table:table-cell table:style-name="Table2.A10" office:value-type="string">
            <text:p text:style-name="P31">01.</text:p>
          </table:table-cell>
          <table:table-cell table:style-name="Table2.B2" office:value-type="string">
            <text:p text:style-name="P31">201351005</text:p>
          </table:table-cell>
          <table:table-cell table:style-name="Table2.C2" office:value-type="string">
            <text:p text:style-name="P31">Abhijit Singh Panwar</text:p>
          </table:table-cell>
        </table:table-row>
        <table:table-row>
          <table:table-cell table:style-name="Table2.A3" office:value-type="string">
            <text:p text:style-name="P31">02.</text:p>
          </table:table-cell>
          <table:table-cell table:style-name="Table2.A3" office:value-type="string">
            <text:p text:style-name="P31">201351006</text:p>
          </table:table-cell>
          <table:table-cell table:style-name="Table2.C3" office:value-type="string">
            <text:p text:style-name="P31">Yash Choubey</text:p>
          </table:table-cell>
        </table:table-row>
        <table:table-row>
          <table:table-cell table:style-name="Table2.A10" office:value-type="string">
            <text:p text:style-name="P31">03.</text:p>
          </table:table-cell>
          <table:table-cell table:style-name="Table2.B4" office:value-type="string">
            <text:p text:style-name="P31">201351017</text:p>
          </table:table-cell>
          <table:table-cell table:style-name="Table2.C4" office:value-type="string">
            <text:p text:style-name="P31">Rahul Nalawade</text:p>
          </table:table-cell>
        </table:table-row>
        <table:table-row>
          <table:table-cell table:style-name="Table2.A3" office:value-type="string">
            <text:p text:style-name="P31">04.</text:p>
          </table:table-cell>
          <table:table-cell table:style-name="Table2.A3" office:value-type="string">
            <text:p text:style-name="P31">201351021</text:p>
          </table:table-cell>
          <table:table-cell table:style-name="Table2.C3" office:value-type="string">
            <text:p text:style-name="P35">Manu Sharma</text:p>
          </table:table-cell>
        </table:table-row>
        <table:table-row>
          <table:table-cell table:style-name="Table2.A10" office:value-type="string">
            <text:p text:style-name="P31">05.</text:p>
          </table:table-cell>
          <table:table-cell table:style-name="Table2.B6" office:value-type="string">
            <text:p text:style-name="P31">201351023</text:p>
          </table:table-cell>
          <table:table-cell table:style-name="Table2.C6" office:value-type="string">
            <text:p text:style-name="P31">Murtuza Bohra</text:p>
          </table:table-cell>
        </table:table-row>
        <table:table-row>
          <table:table-cell table:style-name="Table2.A3" office:value-type="string">
            <text:p text:style-name="P31">06.</text:p>
          </table:table-cell>
          <table:table-cell table:style-name="Table2.A3" office:value-type="string">
            <text:p text:style-name="P31">201351024</text:p>
          </table:table-cell>
          <table:table-cell table:style-name="Table2.C3" office:value-type="string">
            <text:p text:style-name="P31">Shalinee Singh</text:p>
          </table:table-cell>
        </table:table-row>
        <table:table-row>
          <table:table-cell table:style-name="Table2.A10" office:value-type="string">
            <text:p text:style-name="P31">07.</text:p>
          </table:table-cell>
          <table:table-cell table:style-name="Table2.B8" office:value-type="string">
            <text:p text:style-name="P31">201351030</text:p>
          </table:table-cell>
          <table:table-cell table:style-name="Table2.C8" office:value-type="string">
            <text:p text:style-name="P31">Ajay Shewale</text:p>
          </table:table-cell>
        </table:table-row>
        <table:table-row>
          <table:table-cell table:style-name="Table2.A3" office:value-type="string">
            <text:p text:style-name="P31">08.</text:p>
          </table:table-cell>
          <table:table-cell table:style-name="Table2.A3" office:value-type="string">
            <text:p text:style-name="P31">201352006</text:p>
          </table:table-cell>
          <table:table-cell table:style-name="Table2.C3" office:value-type="string">
            <text:p text:style-name="P31">Nitin Kumar Singh</text:p>
          </table:table-cell>
        </table:table-row>
        <table:table-row>
          <table:table-cell table:style-name="Table2.A10" office:value-type="string">
            <text:p text:style-name="P31">09.</text:p>
          </table:table-cell>
          <table:table-cell table:style-name="Table2.B10" office:value-type="string">
            <text:p text:style-name="P31">201352013</text:p>
          </table:table-cell>
          <table:table-cell table:style-name="Table2.C10" office:value-type="string">
            <text:p text:style-name="P31">Sameer Bhati</text:p>
          </table:table-cell>
        </table:table-row>
      </table:table>
      <text:p text:style-name="P27"/>
      <text:p text:style-name="P27"/>
      <text:p text:style-name="P27"/>
      <text:p text:style-name="P27">Author/ Reviewer:</text:p>
      <table:table table:name="Table3" table:style-name="Table3">
        <table:table-column table:style-name="Table3.A"/>
        <table:table-column table:style-name="Table3.B"/>
        <table:table-column table:style-name="Table3.C"/>
        <table:table-row>
          <table:table-cell table:style-name="Table3.A1" office:value-type="string">
            <text:p text:style-name="P30">Author/ Reviewer</text:p>
          </table:table-cell>
          <table:table-cell table:style-name="Table3.A1" office:value-type="string">
            <text:p text:style-name="P30">New Version</text:p>
          </table:table-cell>
          <table:table-cell table:style-name="Table3.C1" office:value-type="string">
            <text:p text:style-name="P30">Date</text:p>
          </table:table-cell>
        </table:table-row>
        <table:table-row>
          <table:table-cell table:style-name="Table3.A2" office:value-type="string">
            <text:p text:style-name="P32">Shalinee Singh</text:p>
          </table:table-cell>
          <table:table-cell table:style-name="Table3.B2" office:value-type="string">
            <text:p text:style-name="P32">v1.0</text:p>
          </table:table-cell>
          <table:table-cell table:style-name="Table3.C2" office:value-type="string">
            <text:p text:style-name="P33">1<text:span text:style-name="T14">5</text:span><text:span text:style-name="T13">th</text:span> November 2015</text:p>
          </table:table-cell>
        </table:table-row>
        <table:table-row>
          <table:table-cell table:style-name="Table3.A3" office:value-type="string">
            <text:p text:style-name="P32">Rahul Nalawade</text:p>
          </table:table-cell>
          <table:table-cell table:style-name="Table3.A3" office:value-type="string">
            <text:p text:style-name="P32">v1.1</text:p>
          </table:table-cell>
          <table:table-cell table:style-name="Table3.C3" office:value-type="string">
            <text:p text:style-name="P33">16<text:span text:style-name="T13">th</text:span> November 2015</text:p>
          </table:table-cell>
        </table:table-row>
      </table:table>
      <text:p text:style-name="P27"/>
      <text:p text:style-name="P27"/>
      <text:p text:style-name="P27"/>
      <text:p text:style-name="P27"/>
      <text:p text:style-name="P27"/>
      <text:p text:style-name="P27"/>
      <text:p text:style-name="P27"/>
      <text:p text:style-name="P61"/>
      <text:p text:style-name="P61"/>
      <text:p text:style-name="P61"><text:soft-page-break/>Abstract</text:p>
      <text:p text:style-name="P4">Our system provides a solution for the HR management and the payroll system. <text:span text:style-name="T1">It is designed to decrease the workload on the HR admin, accountant as well as the employees. The tedious task of applying for leaves and loans and managing its records are easily handled by the software. The employee does not need to submit the application on paper. All this is managed online. An automated system is in place <text:s/>to apply for the leave, and when the admin approves of the application, the accountant can update to the payroll accout of the employee. This system helps in automatizing the whole sysytem of payroll which is managed current by office staff using pen and paper.</text:span></text:p>
      <text:p text:style-name="P64"><text:span text:style-name="T14">Table of </text:span>Contents</text:p>
      <text:list xml:id="list2054424439655808876" text:style-name="WWNum1">
        <text:list-item>
          <text:p text:style-name="P48">Introduction<text:line-break/></text:p>
        </text:list-item>
        <text:list-item>
          <text:p text:style-name="P49">Requirements<text:line-break/></text:p>
        </text:list-item>
        <text:list-item>
          <text:p text:style-name="P49">System Description<text:line-break/></text:p>
        </text:list-item>
        <text:list-item>
          <text:p text:style-name="P49">HR Admin</text:p>
          <text:p text:style-name="P50"/>
        </text:list-item>
        <text:list-item>
          <text:p text:style-name="P49">Accountant<text:line-break/></text:p>
        </text:list-item>
        <text:list-item>
          <text:p text:style-name="P49">Employee<text:line-break/></text:p>
        </text:list-item>
        <text:list-item>
          <text:p text:style-name="P49">Future Scope<text:line-break/></text:p>
        </text:list-item>
        <text:list-item>
          <text:p text:style-name="P49">Conclusion<text:line-break/></text:p>
        </text:list-item>
        <text:list-item>
          <text:p text:style-name="P49">References</text:p>
        </text:list-item>
      </text:list>
      <text:p text:style-name="P3"/>
      <text:p text:style-name="P63">Introduction</text:p>
      <text:p text:style-name="P19">Assistance and ease of the workload of the administrative staff of the Indian Institute of</text:p>
      <text:p text:style-name="P19">Information Technology, Vadodara (IIITV) is the main goal of the software solution we are providing.</text:p>
      <text:p text:style-name="P20">A user friendly, quality product is our top priority throughout this development. This is a comprehensive system with customizable parameters to compute various pays and salaries through web application. It can also keep a close check on efficient data manipulation, data security with a simple design and elegant user-interface.</text:p>
      <text:p text:style-name="P21">The system that we have designed can be accessed through the intranet of IIITV. We have designed our system for three kinds <text:s/>of users, HR admin, accountant and the employees. The system provides solution for all the basic operations that need to be performed in a payroll management system.</text:p>
      <text:p text:style-name="P9">Requirements</text:p>
      <text:list xml:id="list5034405913010261776" text:style-name="L1">
        <text:list-item>
          <text:p text:style-name="P58">Employees</text:p>
        </text:list-item>
      </text:list>
      <text:p text:style-name="P18">The employees can use the system by accessing it through any browser on their system. It is a web-based system which makes it paltform independent. </text:p>
      <text:list xml:id="list2350689246045175678" text:style-name="L2">
        <text:list-item>
          <text:p text:style-name="P59">HR Admin and Accountant</text:p>
          <text:p text:style-name="P60">The HR admin and the accountant should have a working database management system on their systems. </text:p>
        </text:list-item>
      </text:list>
      <text:p text:style-name="P10">System Description</text:p>
      <text:p text:style-name="P25">The system is divided into three modules:</text:p>
      <text:list xml:id="list4581721455140296931" text:style-name="WWNum3">
        <text:list-item>
          <text:p text:style-name="P36">HR Admin</text:p>
        </text:list-item>
        <text:list-item>
          <text:p text:style-name="P36">Accountant</text:p>
        </text:list-item>
        <text:list-item>
          <text:p text:style-name="P36">Employee</text:p>
        </text:list-item>
      </text:list>
      <text:p text:style-name="P23"/>
      <text:p text:style-name="P22">Different kinds of rights are provided to different kinds of users.</text:p>
      <text:p text:style-name="P24">After getting access to the portal, the user sees a login page.</text:p>
      <text:p text:style-name="P24"/>
      <text:list xml:id="list150769141052525813" text:style-name="WWNum4">
        <text:list-item>
          <text:p text:style-name="P37">An employee can log in the system using employee ID. When an employee sign up for the first time, an email will be sent to his/her mail ID with the password generated by the system. Employee can now log in using the employee ID and the password.</text:p>
        </text:list-item>
        <text:list-item>
          <text:p text:style-name="P37">The HR admin and the accountant will be provided with a login ID and a password. They can access the system using there ID and password.</text:p>
        </text:list-item>
      </text:list>
      <text:p text:style-name="P1"/>
      <text:p text:style-name="P25"/>
      <text:p text:style-name="P25">If user forgets the password, <text:span text:style-name="T2">he/she</text:span> can request a new password by clicking on the Forgot Password link. A mail will be sent to his/her registered email id with the new system generated password.</text:p>
      <text:p text:style-name="P25"/>
      <text:p text:style-name="P25">Once the login is successful, the user will be redirected to the respective pages according to the rights given to them.</text:p>
      <text:p text:style-name="P26"/>
      <text:p text:style-name="P10">HR Admin</text:p>
      <text:p text:style-name="P6">The rights given to the HR admin are as follows:</text:p>
      <text:list xml:id="list7827525227967325187" text:style-name="L3">
        <text:list-item>
          <text:p text:style-name="P51">Add New Employee</text:p>
        </text:list-item>
        <text:list-item>
          <text:p text:style-name="P51"><text:span text:style-name="T3">Maintain </text:span>Loan Records</text:p>
        </text:list-item>
        <text:list-item>
          <text:p text:style-name="P51"><text:span text:style-name="T3">Maintain </text:span>Leave Records</text:p>
        </text:list-item>
        <text:list-item>
          <text:p text:style-name="P51"><text:span text:style-name="T3">Update </text:span>Salary Component Details</text:p>
        </text:list-item>
        <text:list-item>
          <text:p text:style-name="P52">See Employee Profile</text:p>
        </text:list-item>
        <text:list-item>
          <text:p text:style-name="P51"><text:span text:style-name="T3">Update </text:span>Increments/ <text:span text:style-name="T3">Promotions/ Overtime</text:span></text:p>
        </text:list-item>
        <text:list-item>
          <text:p text:style-name="P52">Update Investments/ Recovery/ Penalty</text:p>
        </text:list-item>
        <text:list-item>
          <text:p text:style-name="P52">Add Bonus</text:p>
        </text:list-item>
        <text:list-item>
          <text:p text:style-name="P51">Remove Employee</text:p>
        </text:list-item>
        <text:list-item>
          <text:p text:style-name="P51"><text:s/>Change Password</text:p>
        </text:list-item>
        <text:list-item>
          <text:p text:style-name="P55"><text:s/>Logout</text:p>
        </text:list-item>
      </text:list>
      <text:p text:style-name="P14"/>
      <text:p text:style-name="P16">These rights are given to the admin as they are governed by the policy of the organization. <text:span text:style-name="T8">When a new employee joins the organization, his details are fed to the system to make him a part of the current system. <text:s/>The details of leaves of all the employees are maintained including the encashments of leaves(if any). Loan applications are processed by the admin. He has the rights to edit the percentage/amount of various salary components. He can also update the promotion status, bonus, increments and overtime. The records of investments, recovery and penalty are also maintained by the admin. When an employee leaves the organization, the admin can remove him from the system, keeping all his previous data stored.</text:span></text:p>
      <text:p text:style-name="P10">Accountant</text:p>
      <text:p text:style-name="P7">The rights given to the <text:span text:style-name="T9">accountant</text:span> are as follows:</text:p>
      <text:list xml:id="list5663593633729845384" text:style-name="L4">
        <text:list-item>
          <text:p text:style-name="P53"><text:span text:style-name="T3">Update Accepted </text:span>Leaves </text:p>
        </text:list-item>
        <text:list-item>
          <text:p text:style-name="P53"><text:span text:style-name="T3">Update Accepted </text:span>Loans</text:p>
        </text:list-item>
        <text:list-item>
          <text:p text:style-name="P53">Generate Payslips</text:p>
        </text:list-item>
        <text:list-item>
          <text:p text:style-name="P53">Generate Bank Payslips</text:p>
        </text:list-item>
        <text:list-item>
          <text:p text:style-name="P53">Change Password</text:p>
        </text:list-item>
        <text:list-item>
          <text:p text:style-name="P56">Logout</text:p>
        </text:list-item>
      </text:list>
      <text:p text:style-name="P15"/>
      <text:p text:style-name="P17">Once the leave application of an employee is accepted by the HR admin, it is forwarded to the accountant so that the details may be updated in the payroll system. The accountant can update the employee's profile accordingly. Similarly, the accepted loans are updated in the employee's profile by the accountant. Payslips can be generated for all the employees by the accountant. He can also generate bank payslips with all the details that is needed to transfer the amount to the employee's bank account, which is then forwarded to the bank for further processing. </text:p>
      <text:p text:style-name="P11">Employee</text:p>
      <text:p text:style-name="P5"><text:span text:style-name="T6">The rights given to </text:span><text:span text:style-name="T7">the employee</text:span><text:span text:style-name="T6"> are as follows:</text:span></text:p>
      <text:list xml:id="list5328063741320067725" text:style-name="L5">
        <text:list-item>
          <text:p text:style-name="P54">Leave Account</text:p>
        </text:list-item>
        <text:list-item>
          <text:p text:style-name="P54">Loan Account</text:p>
        </text:list-item>
        <text:list-item>
          <text:p text:style-name="P54">Update Profile</text:p>
        </text:list-item>
        <text:list-item>
          <text:p text:style-name="P57">Logout</text:p>
        </text:list-item>
      </text:list>
      <text:p text:style-name="P12"/>
      <text:p text:style-name="P13"><text:span text:style-name="T5">T</text:span><text:span text:style-name="T4">he employee can apply for leaves or loan online. He can also keep a track of the loans and leaves he has taken, and the number of leaves he can take in the specified time interval. He will get a notification when his leave/loan is accepted/rejected notifying him of the status of his request. He can also update his profile which will change the details in the official files. <text:s/></text:span></text:p>
      <text:p text:style-name="P10">Future Scope</text:p>
      <text:p text:style-name="P8">The integration of the bank can be done so that the salary of the employees are transferred directly to their accounts. At present, our system generates bank payslips which has to be sent to the bank manually for further transaction. This manual intervention can be eliminated to automatize the system completely.</text:p>
      <text:p text:style-name="P8">At present, the payslip for each employee is generated by the system and it can be accessed only by logging in the system. Further modifications can be made to send a mail containing the payslip directly to the employee's email account at the end of every month. </text:p>
      <text:p text:style-name="P62">Conclusion</text:p>
      <text:p text:style-name="P2"><text:span text:style-name="T10">The development of this system helped us <text:s/>understand the basic principles of software engineering. </text:span>With good understanding, few conflicts and difference in opinions, lot of learning, the group was able to develop a reasonably high-quality product in a timely and cost-effective manner whatever we could deliver. As a team we are very much thankful to each other for supporting as well this course and our course instructor to impart the knowledge and importance of Software Engineering Principles and to give us this precious experience of working together on a project which could always be cherished in our lives. This was a really nice experience for our lif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FreeSans1" svg:font-family="FreeSans" style:font-family-generic="swiss"/>
    <style:font-face style:name="Gentium Basic" svg:font-family="'Gentium Bas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false" fo:text-indent="-0.018cm" style:auto-text-indent="fals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8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4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08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72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359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99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62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264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8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8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1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7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4.4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5.0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6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6.3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9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88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1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15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78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4.42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5.05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69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6.32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9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Gentium Basic" officeooo:rsid="0020b7b0" officeooo:paragraph-rsid="0020b7b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ninEngineers – Project Report v1.1<text:tab/><text:tab/>0<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5T10:26:55.305381529</meta:creation-date>
    <dc:date>2015-11-17T11:14:40.914662267</dc:date>
    <meta:editing-duration>PT1H34M53S</meta:editing-duration>
    <meta:editing-cycles>7</meta:editing-cycles>
    <meta:generator>LibreOffice/4.2.8.2$Linux_X86_64 LibreOffice_project/420m0$Build-2</meta:generator>
    <meta:document-statistic meta:table-count="2" meta:image-count="0" meta:object-count="0" meta:page-count="12" meta:paragraph-count="115" meta:word-count="1178" meta:character-count="6979" meta:non-whitespace-character-count="5930"/>
  </office:meta>
</office:document-meta>
</file>